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 style:font-adornments="Regular" style:font-charset="x-symbol"/>
    <style:font-face style:name="F" svg:font-family="" style:font-family-generic="roman"/>
    <style:font-face style:name="PXZWTE+Calibri" svg:font-family="PXZWTE+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6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use-window-font-color="true" style:text-outline="false" style:text-line-through-style="none" style:font-name="PXZWTE+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XZWTE+Calibri" style:font-size-asian="11pt" style:language-asian="en" style:country-asian="US" style:font-style-asian="normal" style:font-weight-asian="normal" style:font-name-complex="PXZWTE+Calibri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ext-properties style:use-window-font-color="true" style:text-outline="false" style:text-line-through-style="none" style:font-name="PXZWTE+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XZWTE+Calibri" style:font-size-asian="11pt" style:language-asian="en" style:country-asian="US" style:font-style-asian="normal" style:font-weight-asian="normal" style:font-name-complex="PXZWTE+Calibri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 style:data-style-name="N116">
      <style:table-cell-properties fo:background-color="#e6e6ff"/>
    </style:style>
    <style:style style:name="ce7" style:family="table-cell" style:parent-style-name="Default" style:data-style-name="N117">
      <style:table-cell-properties fo:background-color="#e6e6ff"/>
    </style:style>
    <style:style style:name="T1" style:family="text">
      <style:text-properties style:font-name="Liberation Sans"/>
    </style:style>
    <style:style style:name="T2" style:family="text">
      <style:text-properties style:font-name="OpenSymbo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default-cell-style-name="ce3"/>
        <table:table-column table:style-name="co2" table:number-columns-repeated="3" table:default-cell-style-name="ce1"/>
        <table:table-column table:style-name="co2" table:default-cell-style-name="ce6"/>
        <table:table-column table:style-name="co2" table:default-cell-style-name="ce7"/>
        <table:table-column table:style-name="co2" table:default-cell-style-name="ce5"/>
        <table:table-column table:style-name="co2" table:default-cell-style-name="ce6"/>
        <table:table-row table:style-name="ro1">
          <table:table-cell table:style-name="Default" office:value-type="string">
            <text:p>Density [kg/m^3]</text:p>
          </table:table-cell>
          <table:table-cell table:style-name="Default" office:value-type="float" office:value="998.32">
            <text:p>998.32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Viscosity [Pa-s]</text:p>
          </table:table-cell>
          <table:table-cell table:style-name="ce2" office:value-type="float" office:value="0.00089">
            <text:p>8.90E-004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Gravity [m/s^2]</text:p>
          </table:table-cell>
          <table:table-cell table:style-name="Default" office:value-type="float" office:value="9.81">
            <text:p>9.81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6"/>
          <table:table-cell table:style-name="ce4" table:number-columns-repeated="4"/>
        </table:table-row>
        <table:table-row table:style-name="ro2">
          <table:table-cell table:style-name="Default" office:value-type="string">
            <text:p>Unit</text:p>
          </table:table-cell>
          <table:table-cell table:style-name="Default" office:value-type="string">
            <text:p>Porosity</text:p>
          </table:table-cell>
          <table:table-cell table:style-name="Default" office:value-type="string">
            <text:p>K_s [cm/s]</text:p>
          </table:table-cell>
          <table:table-cell table:style-name="Default" office:value-type="string">
            <text:p><text:span text:style-name="T1">alpha</text:span><text:span text:style-name="T2"> </text:span><text:span text:style-name="T1">[1/cm]</text:span>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S_r</text:p>
          </table:table-cell>
          <table:table-cell table:style-name="ce5" office:value-type="string">
            <text:p>1/p_0 [1/Pa]</text:p>
          </table:table-cell>
          <table:table-cell table:style-name="ce5" office:value-type="string">
            <text:p>m</text:p>
          </table:table-cell>
          <table:table-cell office:value-type="string">
            <text:p>s_r</text:p>
          </table:table-cell>
          <table:table-cell table:style-name="ce5" office:value-type="string">
            <text:p>k_s [m^2]</text:p>
          </table:table-cell>
        </table:table-row>
        <table:table-row table:style-name="ro3">
          <table:table-cell office:value-type="string">
            <text:p>Bf</text:p>
          </table:table-cell>
          <table:table-cell office:value-type="float" office:value="0.158">
            <text:p>0.158</text:p>
          </table:table-cell>
          <table:table-cell office:value-type="float" office:value="0.000598">
            <text:p>5.98E-004</text:p>
          </table:table-cell>
          <table:table-cell office:value-type="float" office:value="0.019">
            <text:p>0.019</text:p>
          </table:table-cell>
          <table:table-cell office:value-type="float" office:value="1.4">
            <text:p>1.4</text:p>
          </table:table-cell>
          <table:table-cell office:value-type="float" office:value="0.103">
            <text:p>0.103</text:p>
          </table:table-cell>
          <table:table-cell table:formula="of:=100*[.D6]/([.$B$1]*[.$B$3])" office:value-type="float" office:value="0.000194005848275664">
            <text:p>1.9401E-04</text:p>
          </table:table-cell>
          <table:table-cell table:formula="of:=1 - 1/[.E6]" office:value-type="float" office:value="0.285714285714286">
            <text:p>0.2857</text:p>
          </table:table-cell>
          <table:table-cell table:formula="of:=[.F6]" office:value-type="float" office:value="0.103">
            <text:p>0.103</text:p>
          </table:table-cell>
          <table:table-cell table:formula="of:=[.$B$2]*([.C6]/100)/([.$B$1]*[.$B$3])" office:value-type="float" office:value="0.000000000000543441013522494">
            <text:p>5.4344E-13</text:p>
          </table:table-cell>
        </table:table-row>
        <table:table-row table:style-name="ro4">
          <table:table-cell office:value-type="string">
            <text:p>Hcs</text:p>
          </table:table-cell>
          <table:table-cell office:value-type="float" office:value="0.364">
            <text:p>0.364</text:p>
          </table:table-cell>
          <table:table-cell office:value-type="float" office:value="0.00532">
            <text:p>5.32E-003</text:p>
          </table:table-cell>
          <table:table-cell office:value-type="float" office:value="0.072">
            <text:p>0.072</text:p>
          </table:table-cell>
          <table:table-cell office:value-type="float" office:value="2.047">
            <text:p>2.047</text:p>
          </table:table-cell>
          <table:table-cell office:value-type="float" office:value="0.074">
            <text:p>0.074</text:p>
          </table:table-cell>
          <table:table-cell table:formula="of:=100*[.D7]/([.$B$1]*[.$B$3])" office:value-type="float" office:value="0.000735180056623568">
            <text:p>7.3518E-04</text:p>
          </table:table-cell>
          <table:table-cell table:formula="of:=1 - 1/[.E7]" office:value-type="float" office:value="0.511480214948705">
            <text:p>0.5115</text:p>
          </table:table-cell>
          <table:table-cell table:formula="of:=[.F7]" office:value-type="float" office:value="0.074">
            <text:p>0.074</text:p>
          </table:table-cell>
          <table:table-cell table:formula="of:=[.$B$2]*([.C7]/100)/([.$B$1]*[.$B$3])" office:value-type="float" office:value="0.00000000000483462573902954">
            <text:p>4.8346E-12</text:p>
          </table:table-cell>
        </table:table-row>
        <table:table-row table:style-name="ro4">
          <table:table-cell office:value-type="string">
            <text:p>Hfs</text:p>
          </table:table-cell>
          <table:table-cell office:value-type="float" office:value="0.388">
            <text:p>0.388</text:p>
          </table:table-cell>
          <table:table-cell office:value-type="float" office:value="0.00225">
            <text:p>2.25E-003</text:p>
          </table:table-cell>
          <table:table-cell office:value-type="float" office:value="0.021">
            <text:p>0.021</text:p>
          </table:table-cell>
          <table:table-cell office:value-type="float" office:value="2.507">
            <text:p>2.507</text:p>
          </table:table-cell>
          <table:table-cell office:value-type="float" office:value="0.089">
            <text:p>0.089</text:p>
          </table:table-cell>
          <table:table-cell table:formula="of:=100*[.D8]/([.$B$1]*[.$B$3])" office:value-type="float" office:value="0.000214427516515207">
            <text:p>2.1443E-04</text:p>
          </table:table-cell>
          <table:table-cell table:formula="of:=1 - 1/[.E8]" office:value-type="float" office:value="0.601116872756282">
            <text:p>0.6011</text:p>
          </table:table-cell>
          <table:table-cell table:formula="of:=[.F8]" office:value-type="float" office:value="0.089">
            <text:p>0.089</text:p>
          </table:table-cell>
          <table:table-cell table:formula="of:=[.$B$2]*([.C8]/100)/([.$B$1]*[.$B$3])" office:value-type="float" office:value="0.0000000000020447195324843">
            <text:p>2.0447E-12</text:p>
          </table:table-cell>
        </table:table-row>
        <table:table-row table:style-name="ro3">
          <table:table-cell office:value-type="string">
            <text:p>Hg</text:p>
          </table:table-cell>
          <table:table-cell office:value-type="float" office:value="0.237">
            <text:p>0.237</text:p>
          </table:table-cell>
          <table:table-cell office:value-type="float" office:value="0.00033">
            <text:p>3.30E-004</text:p>
          </table:table-cell>
          <table:table-cell office:value-type="float" office:value="0.017">
            <text:p>0.017</text:p>
          </table:table-cell>
          <table:table-cell office:value-type="float" office:value="1.725">
            <text:p>1.725</text:p>
          </table:table-cell>
          <table:table-cell office:value-type="float" office:value="0.134">
            <text:p>0.134</text:p>
          </table:table-cell>
          <table:table-cell table:formula="of:=100*[.D9]/([.$B$1]*[.$B$3])" office:value-type="float" office:value="0.00017358418003612">
            <text:p>1.7358E-04</text:p>
          </table:table-cell>
          <table:table-cell table:formula="of:=1 - 1/[.E9]" office:value-type="float" office:value="0.420289855072464">
            <text:p>0.4203</text:p>
          </table:table-cell>
          <table:table-cell table:formula="of:=[.F9]" office:value-type="float" office:value="0.134">
            <text:p>0.134</text:p>
          </table:table-cell>
          <table:table-cell table:formula="of:=[.$B$2]*([.C9]/100)/([.$B$1]*[.$B$3])" office:value-type="float" office:value="0.000000000000299892198097697">
            <text:p>2.9989E-13</text:p>
          </table:table-cell>
        </table:table-row>
        <table:table-row table:style-name="ro4">
          <table:table-cell office:value-type="string">
            <text:p>CCuz</text:p>
          </table:table-cell>
          <table:table-cell office:value-type="float" office:value="0.36">
            <text:p>0.36</text:p>
          </table:table-cell>
          <table:table-cell office:value-type="float" office:value="0.0000557">
            <text:p>5.57E-005</text:p>
          </table:table-cell>
          <table:table-cell office:value-type="float" office:value="0.005">
            <text:p>0.005</text:p>
          </table:table-cell>
          <table:table-cell office:value-type="float" office:value="2.249">
            <text:p>2.249</text:p>
          </table:table-cell>
          <table:table-cell office:value-type="float" office:value="0.097">
            <text:p>0.097</text:p>
          </table:table-cell>
          <table:table-cell table:formula="of:=100*[.D10]/([.$B$1]*[.$B$3])" office:value-type="float" office:value="0.0000510541705988589">
            <text:p>5.1054E-05</text:p>
          </table:table-cell>
          <table:table-cell table:formula="of:=1 - 1/[.E10]" office:value-type="float" office:value="0.555357936860827">
            <text:p>0.5554</text:p>
          </table:table-cell>
          <table:table-cell table:formula="of:=[.F10]" office:value-type="float" office:value="0.097">
            <text:p>0.097</text:p>
          </table:table-cell>
          <table:table-cell table:formula="of:=[.$B$2]*([.C10]/100)/([.$B$1]*[.$B$3])" office:value-type="float" office:value="0.0000000000000506181679819446">
            <text:p>5.0618E-14</text:p>
          </table:table-cell>
        </table:table-row>
        <table:table-row table:style-name="ro4">
          <table:table-cell office:value-type="string">
            <text:p>CCUg</text:p>
          </table:table-cell>
          <table:table-cell office:value-type="float" office:value="0.237">
            <text:p>0.237</text:p>
          </table:table-cell>
          <table:table-cell office:value-type="float" office:value="0.00033">
            <text:p>3.30E-004</text:p>
          </table:table-cell>
          <table:table-cell office:value-type="float" office:value="0.017">
            <text:p>0.017</text:p>
          </table:table-cell>
          <table:table-cell office:value-type="float" office:value="1.725">
            <text:p>1.725</text:p>
          </table:table-cell>
          <table:table-cell office:value-type="float" office:value="0.134">
            <text:p>0.134</text:p>
          </table:table-cell>
          <table:table-cell table:formula="of:=100*[.D11]/([.$B$1]*[.$B$3])" office:value-type="float" office:value="0.00017358418003612">
            <text:p>1.7358E-04</text:p>
          </table:table-cell>
          <table:table-cell table:formula="of:=1 - 1/[.E11]" office:value-type="float" office:value="0.420289855072464">
            <text:p>0.4203</text:p>
          </table:table-cell>
          <table:table-cell table:formula="of:=[.F11]" office:value-type="float" office:value="0.134">
            <text:p>0.134</text:p>
          </table:table-cell>
          <table:table-cell table:formula="of:=[.$B$2]*([.C11]/100)/([.$B$1]*[.$B$3])" office:value-type="float" office:value="0.000000000000299892198097697">
            <text:p>2.9989E-13</text:p>
          </table:table-cell>
        </table:table-row>
        <table:table-row table:style-name="ro4">
          <table:table-cell office:value-type="string">
            <text:p>Rlm</text:p>
          </table:table-cell>
          <table:table-cell office:value-type="float" office:value="0.36">
            <text:p>0.36</text:p>
          </table:table-cell>
          <table:table-cell office:value-type="float" office:value="0.0000557">
            <text:p>5.57E-005</text:p>
          </table:table-cell>
          <table:table-cell office:value-type="float" office:value="0.005">
            <text:p>0.005</text:p>
          </table:table-cell>
          <table:table-cell office:value-type="float" office:value="2.249">
            <text:p>2.249</text:p>
          </table:table-cell>
          <table:table-cell office:value-type="float" office:value="0.097">
            <text:p>0.097</text:p>
          </table:table-cell>
          <table:table-cell table:formula="of:=100*[.D12]/([.$B$1]*[.$B$3])" office:value-type="float" office:value="0.0000510541705988589">
            <text:p>5.1054E-05</text:p>
          </table:table-cell>
          <table:table-cell table:formula="of:=1 - 1/[.E12]" office:value-type="float" office:value="0.555357936860827">
            <text:p>0.5554</text:p>
          </table:table-cell>
          <table:table-cell table:formula="of:=[.F12]" office:value-type="float" office:value="0.097">
            <text:p>0.097</text:p>
          </table:table-cell>
          <table:table-cell table:formula="of:=[.$B$2]*([.C12]/100)/([.$B$1]*[.$B$3])" office:value-type="float" office:value="0.0000000000000506181679819446">
            <text:p>5.0618E-14</text:p>
          </table:table-cell>
        </table:table-row>
        <table:table-row table:style-name="ro4">
          <table:table-cell office:value-type="string">
            <text:p>Rwia</text:p>
          </table:table-cell>
          <table:table-cell office:value-type="float" office:value="0.267">
            <text:p>0.267</text:p>
          </table:table-cell>
          <table:table-cell office:value-type="float" office:value="0.000413">
            <text:p>4.13E-004</text:p>
          </table:table-cell>
          <table:table-cell office:value-type="float" office:value="0.008">
            <text:p>0.008</text:p>
          </table:table-cell>
          <table:table-cell office:value-type="float" office:value="1.66">
            <text:p>1.66</text:p>
          </table:table-cell>
          <table:table-cell office:value-type="float" office:value="0.135">
            <text:p>0.135</text:p>
          </table:table-cell>
          <table:table-cell table:formula="of:=100*[.D13]/([.$B$1]*[.$B$3])" office:value-type="float" office:value="0.0000816866729581742">
            <text:p>8.1687E-05</text:p>
          </table:table-cell>
          <table:table-cell table:formula="of:=1 - 1/[.E13]" office:value-type="float" office:value="0.397590361445783">
            <text:p>0.3976</text:p>
          </table:table-cell>
          <table:table-cell table:formula="of:=[.F13]" office:value-type="float" office:value="0.135">
            <text:p>0.135</text:p>
          </table:table-cell>
          <table:table-cell table:formula="of:=[.$B$2]*([.C13]/100)/([.$B$1]*[.$B$3])" office:value-type="float" office:value="0.000000000000375319629740451">
            <text:p>3.7532E-13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 style:font-adornments="Regular" style:font-charset="x-symbol"/>
    <style:font-face style:name="F" svg:font-family="" style:font-family-generic="roman"/>
    <style:font-face style:name="PXZWTE+Calibri" svg:font-family="PXZWTE+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4" number:min-integer-digits="1" number:min-exponent-digits="2"/>
    </number:number-style>
    <number:number-style style:name="N11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2">07/22/2011</text:date>, <text:time>16:2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il Carlson</meta:initial-creator>
    <meta:creation-date>2011-07-22T15:32:45</meta:creation-date>
    <dc:date>2011-07-22T16:27:44</dc:date>
    <dc:creator>Neil Carlson</dc:creator>
    <meta:editing-duration>PT19M49S</meta:editing-duration>
    <meta:editing-cycles>4</meta:editing-cycles>
    <meta:generator>OpenOffice.org/3.3$Unix OpenOffice.org_project/330m20$Build-9567</meta:generator>
    <meta:document-statistic meta:table-count="3" meta:cell-count="96" meta:object-count="0"/>
  </office:meta>
</office:document-meta>
</file>